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2586f2" officeooo:paragraph-rsid="002586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edium.com/@maheshacharya_44641/install-openshift-origin-on-ubuntu-18-04-7b98773c2ee6" text:style-name="Internet_20_link" text:visited-style-name="Visited_20_Internet_20_Link">https://medium.com/@maheshacharya_44641/install-openshift-origin-on-ubuntu-18-04-7b98773c2ee6</text:a></text:p>
      <text:p text:style-name="Standard"/>
      <text:p text:style-name="P1"><text:span text:style-name="Source_20_Text">sudo apt-get install docker-ce=5:19.03.6~3-0~ubuntu-bionic docker-ce-cli=5:19.03.6~3-0~ubuntu-bionic containerd.io</text:span></text:p>
      <text:p text:style-name="P1"/>
      <text:p text:style-name="P1"><text:bookmark text:name="49311"/>oc cluster up </text:p>
      <text:p text:style-name="P1"/>
      <text:p text:style-name="P1">root@zhao-Aspire-VX5-591G:~# oc cluster up</text:p>
      <text:p text:style-name="P1">WARNING: Binding DNS on port 8053 instead of 53, which may not be resolvable from all clients.</text:p>
      <text:p text:style-name="P1">Using Docker shared volumes for OpenShift volumes</text:p>
      <text:p text:style-name="P1">Using 127.0.0.1 as the server IP</text:p>
      <text:p text:style-name="P1">Starting OpenShift using openshift/origin:v3.9.0 ...</text:p>
      <text:p text:style-name="P1">OpenShift server started.</text:p>
      <text:p text:style-name="P1"/>
      <text:p text:style-name="P1">The server is accessible via web console at:</text:p>
      <text:p text:style-name="P1"><text:s text:c="4"/>https://127.0.0.1:8443</text:p>
      <text:p text:style-name="P1"/>
      <text:p text:style-name="P1">You are logged in as:</text:p>
      <text:p text:style-name="P1"><text:s text:c="4"/>User: <text:s text:c="4"/>developer</text:p>
      <text:p text:style-name="P1"><text:s text:c="4"/>Password: &lt;any value&gt;</text:p>
      <text:p text:style-name="P1"/>
      <text:p text:style-name="P1">To login as administrator:</text:p>
      <text:p text:style-name="P1"><text:s text:c="4"/>oc login -u system:admin</text:p>
      <text:p text:style-name="P1"/>
      <text:p text:style-name="P1"/>
      <text:p text:style-name="P1"/>
      <text:p text:style-name="P1"><text:a xlink:type="simple" xlink:href="https://github.com/rht-labs/owasp-zap-openshift" text:style-name="Internet_20_link" text:visited-style-name="Visited_20_Internet_20_Link">https://github.com/rht-labs/owasp-zap-openshift</text:a></text:p>
      <text:p text:style-name="P1"/>
      <text:p text:style-name="P1"/>
      <text:p text:style-name="P1"><text:soft-page-break/></text:p>
      <text:p text:style-name="P3">docker file build</text:p>
      <text:p text:style-name="P3"/>
      <text:p text:style-name="P3">dockerfile里面的from会替换buildconfig里的 imagestream</text:p>
      <text:p text:style-name="P3"/>
      <text:p text:style-name="P3">dockerhub image 要 oc import-image 到 imagestream</text:p>
      <text:p text:style-name="P3"/>
      <text:p text:style-name="P3">build output imagestream 要 新建 buildstream 建立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2:24:47.111718110</meta:creation-date>
    <dc:date>2020-02-23T21:41:27.878659527</dc:date>
    <meta:editing-duration>PT1H18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112" meta:character-count="911" meta:non-whitespace-character-count="812"/>
  </office:meta>
</office:document-meta>
</file>